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text:span text:style-name="T1">Repérer où sont les obstacles et quelle est la nature des incidents qui empêchent l’accès à</text:span></text:p>
      <text:p text:style-name="Standard"><text:span text:style-name="T1">l’information nécessaire</text:span>. On introduit ici la notion de micro-incident, défini comme suit :</text:p>
      <text:p text:style-name="Standard">événement survenant au cours de la navigation ayant pour conséquence une dégradation</text:p>
      <text:p text:style-name="Standard">de la navigation ou entraînant une perte de contrôle du système.</text:p>
      <text:p text:style-name="Standard"/>
      <text:p text:style-name="Standard">2. Analyser comment le sujet gère les incertitudes au cours de sa navigation. Nous avons</text:p>
      <text:p text:style-name="Standard">identifié 3 niveaux d’incertitude :</text:p>
      <text:p text:style-name="Standard"><text:tab/>(a) l’incertitude d’existence (le sujet se demande si une information est présente sur la</text:p>
      <text:p text:style-name="Standard">page) ;</text:p>
      <text:p text:style-name="Standard"><text:tab/>(b) l’incertitude d’exactitude d’une information ( le sujet doute du site) ;</text:p>
      <text:p text:style-name="Standard"><text:tab/>(c) l’incertitude de sa propre compréhension de l’information affichée (le sujet doute de</text:p>
      <text:p text:style-name="Standard">lui-même).</text:p>
      <text:p text:style-name="Standard"></text:p>
      <text:p text:style-name="Standard">3. Voir comment les formes de la contrainte temporelle influencent la navigation et la</text:p>
      <text:p text:style-name="Standard">recherche d’information.</text:p>
      <text:p text:style-name="Standard"/>
      <text:p text:style-name="Standard">4. Voir en quoi la « logique d’assistant », sous-jacente à certains types d’aides, réorganise</text:p>
      <text:p text:style-name="Standard">cette contrainte temporelle et se traduit par des requêtes, des actions et des choix.1</text:p>
      <text:p text:style-name="Standard"/>
      <text:p text:style-name="Standard">5. Comprendre pourquoi les utilisateurs abandonnent rapidement la navigation web au profit</text:p>
      <text:p text:style-name="Standard">d’autres moyens.</text:p>
      <text:p text:style-name="Standard"/>
      <text:p text:style-name="Standard">6. Repérer les caractéristiques des informations de transport ou de tourisme qui sont</text:p>
      <text:p text:style-name="Standard">privilégiées par la population aveugle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1-24T15:37:33</meta:creation-date>
    <dc:date>2014-01-24T15:39:21</dc:date>
    <dc:creator>Asus </dc:creator>
    <meta:editing-duration>PT5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0" meta:word-count="191" meta:character-count="1267" meta:non-whitespace-character-count="1073"/>
  </office:meta>
</office:document-meta>
</file>